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Heading_20_1" style:list-style-name="WWNum1"/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0. (Presencial) Activitats avaluables 03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Setembre 2024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enció</text:span></text:p>
      <text:p text:style-name="P11"/>
      <text:p text:style-name="P10"><text:span text:style-name="T9"><text:s/>💬</text:span> <text:span text:style-name="T10">Interessant</text:span></text:p>
      <text:p text:style-name="P12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6">1. Data d’entrega<text:tab/>3</text:span></text:a></text:p>
          <text:p text:style-name="P14"><text:a xlink:type="simple" xlink:href="#_2itjvswydgw7" text:style-name="Index_20_Link" text:visited-style-name="Index_20_Link"><text:span text:style-name="T16">2. Citació demostració d’autoria dels exercicis i castic per còpia<text:tab/>3</text:span></text:a></text:p>
          <text:p text:style-name="P14"><text:a xlink:type="simple" xlink:href="#_jd14z2yecuev" text:style-name="Index_20_Link" text:visited-style-name="Index_20_Link"><text:span text:style-name="T16">3. Activitat 01<text:tab/>3</text:span></text:a></text:p>
        </text:index-body>
      </text:table-of-content>
      <text:p text:style-name="P13"/>
      <text:p text:style-name="P16"/>
      <text:p text:style-name="P17"><text:span text:style-name="T14">UD00. Activitat avaluable 03 (Presencial)</text:span></text:p>
      <text:list xml:id="list144448191" text:style-name="WWNum1">
        <text:list-item>
          <text:p text:style-name="P23"><text:bookmark text:name="_dbh0n1vac4c8"/>Data d’entrega</text:p>
        </text:list-item>
      </text:list>
      <text:p text:style-name="Standard"><text:span text:style-name="T10">Data límit d'entrega: </text:span><text:span text:style-name="T18">Dilluns 11 de novembre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211147689518339" text:continue-numbering="true" text:style-name="WWNum1">
        <text:list-item>
          <text:p text:style-name="P23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La còpia es castiga amb el suspens del mòdul complet.</text:span></text:p>
      <text:p text:style-name="P1"/>
      <text:list xml:id="list211147856702839" text:continue-numbering="true" text:style-name="WWNum1">
        <text:list-item>
          <text:p text:style-name="P24"><text:bookmark text:name="_jd14z2yecuev"/>Activitat 01</text:p>
        </text:list-item>
      </text:list>
      <text:p text:style-name="Standard">Resol 15 problemes de Python de la pàgina web <text:a xlink:type="simple" xlink:href="https://www.codewars.com/" text:style-name="ListLabel_20_1" text:visited-style-name="ListLabel_20_1"><text:span text:style-name="T20">https://www.codewars.com/</text:span></text:a>. Els problemes poden ser de qualsevol dificultat. Adjunta com a prova de realització el teu compte.</text:p>
      <text:p text:style-name="Standard">PD: una vegada fet, aquest compte pots afegir-lo al teu currículu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avaluables 03</text:span></text:p>
      </style:header>
      <style:footer>
        <text:p text:style-name="MP4"><text:span text:style-name="MT1">Sistemes de gestió empresarial<text:tab/><text:tab/>UD00 - Pà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9" meta:word-count="279" meta:character-count="1796" meta:non-whitespace-character-count="1512"/>
    <meta:generator>LibreOfficeDev/6.0.5.2$Linux_X86_64 LibreOffice_project/</meta:generator>
  </office:meta>
</office:document-meta>
</file>